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978cm" svg:height="6.6cm" svg:x="15.122cm" svg:y="8.3cm">
          <text:p text:style-name="P1"><text:span text:style-name="T1">ASTERIS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4cm" svg:height="17.19cm" svg:x="1.5cm" svg:y="3.4cm">
          <draw:glue-point draw:id="4" svg:x="5cm" svg:y="-1.864cm"/>
          <draw:glue-point draw:id="5" svg:x="5cm" svg:y="-4.418cm"/>
          <text:p text:style-name="P1"><text:span text:style-name="T1">B</text:span></text:p>
          <text:p text:style-name="P1"><text:span text:style-name="T1">U</text:span></text:p>
          <text:p text:style-name="P1"><text:span text:style-name="T1">S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6cm" svg:height="1.5cm" svg:x="15.2cm" svg:y="6.8cm">
          <draw:glue-point draw:id="4" svg:x="2.173cm" svg:y="-4.333cm"/>
          <text:p text:style-name="P1">xivo-sysconf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01cm" svg:height="1.5cm" svg:x="19.899cm" svg:y="6.799cm">
          <text:p text:style-name="P1">xivo-conf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3cm" svg:height="1.5cm" svg:x="8.041cm" svg:y="3.644cm">
          <text:p text:style-name="P1">xivo-rest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8cm" svg:height="1.5cm" svg:x="16.1cm" svg:y="2.1cm">
          <draw:glue-point draw:id="4" svg:x="0.004cm" svg:y="-0.32cm"/>
          <draw:glue-point draw:id="5" svg:x="-2.91cm" svg:y="-0.986cm"/>
          <draw:glue-point draw:id="6" svg:x="-2.077cm" svg:y="-0.32cm"/>
          <draw:glue-point draw:id="7" svg:x="-0.412cm" svg:y="0.346cm"/>
          <draw:glue-point draw:id="8" svg:x="-2.5cm" svg:y="5cm"/>
          <text:p text:style-name="P1">web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3cm" svg:height="1.5cm" svg:x="8.099cm" svg:y="8.299cm">
          <draw:glue-point draw:id="4" svg:x="-2.545cm" svg:y="-4.993cm"/>
          <text:p text:style-name="P1">xivo-prov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5.3cm" svg:height="1.5cm" svg:x="8.098cm" svg:y="9.998cm">
          <text:p text:style-name="P1">xivo-ct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cm" svg:height="1.5cm" svg:x="8.097cm" svg:y="11.697cm">
          <text:p text:style-name="P1">xivo-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cm" svg:height="1.5cm" svg:x="8.096cm" svg:y="13.396cm">
          <text:p text:style-name="P1">xivo-am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39cm" svg:height="6.6cm" svg:x="13.4cm" svg:y="8.3cm">
          <text:p text:style-name="P1">A</text:p>
          <text:p text:style-name="P1">M</text:p>
          <text:p text:style-name="P1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cm" svg:height="1cm" svg:x="16.1cm" svg:y="8.3cm">
          <text:p text:style-name="P1">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7cm" svg:height="1cm" svg:x="16.099cm" svg:y="13.899cm">
          <text:p text:style-name="P1">A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cm" svg:height="1cm" svg:x="20.5cm" svg:y="8.298cm">
          <text:p text:style-name="P1">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02cm" svg:height="1.5cm" svg:x="15.198cm" svg:y="14.898cm">
          <text:p text:style-name="P1">xivo-ag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203cm" svg:height="1.5cm" svg:x="7.997cm" svg:y="18.797cm">
          <text:p text:style-name="P1">xivo-call-log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041cm" svg:y1="4.394cm" svg:x2="3.9cm" svg:y2="4.401cm" draw:start-shape="id1" draw:start-glue-point="3" draw:end-shape="id2" draw:end-glue-point="5" svg:d="m8041 4394h-2070v7h-2071">
          <text:p/>
        </draw:connector>
        <draw:line draw:style-name="gr4" draw:text-style-name="P1" draw:layer="layout" svg:x1="8.1cm" svg:y1="11.2cm" svg:x2="3.9cm" svg:y2="11.2cm">
          <text:p/>
        </draw:line>
        <draw:line draw:style-name="gr4" draw:text-style-name="P1" draw:layer="layout" svg:x1="3.9cm" svg:y1="12.4cm" svg:x2="8.1cm" svg:y2="12.4cm">
          <text:p/>
        </draw:line>
        <draw:line draw:style-name="gr4" draw:text-style-name="P1" draw:layer="layout" svg:x1="8.1cm" svg:y1="14.2cm" svg:x2="3.9cm" svg:y2="14.2cm">
          <text:p/>
        </draw:line>
        <draw:line draw:style-name="gr4" draw:text-style-name="P1" draw:layer="layout" svg:x1="15.2cm" svg:y1="15.6cm" svg:x2="3.9cm" svg:y2="15.6cm">
          <text:p/>
        </draw:line>
        <draw:line draw:style-name="gr4" draw:text-style-name="P1" draw:layer="layout" svg:x1="22.9cm" svg:y1="17.7cm" svg:x2="3.9cm" svg:y2="17.7cm">
          <text:p/>
        </draw:line>
        <draw:custom-shape draw:style-name="gr3" draw:text-style-name="P1" draw:layer="layout" svg:width="2.878cm" svg:height="1.5cm" svg:x="22.1cm" svg:y="16.997cm">
          <text:p text:style-name="P1">xivo-d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cm" svg:y1="19.6cm" svg:x2="3.9cm" svg:y2="19.6cm">
          <text:p/>
        </draw:line>
        <draw:custom-shape draw:style-name="gr5" draw:text-style-name="P2" draw:layer="layout" svg:width="1.94cm" svg:height="17.29cm" svg:x="25cm" svg:y="3.3cm">
          <text:p text:style-name="P2"><text:span text:style-name="T1">D</text:span></text:p>
          <text:p text:style-name="P2"><text:span text:style-name="T1">A</text:span></text:p>
          <text:p text:style-name="P2"><text:span text:style-name="T1">T</text:span></text:p>
          <text:p text:style-name="P2"><text:span text:style-name="T1">A</text:span></text:p>
          <text:p text:style-name="P2"><text:span text:style-name="T1">B</text:span></text:p>
          <text:p text:style-name="P2"><text:span text:style-name="T1">A</text:span></text:p>
          <text:p text:style-name="P2"><text:span text:style-name="T1">S</text:span></text:p>
          <text:p text:style-name="P2"><text:span text:style-name="T1">E</text:span></text:p>
          <draw:enhanced-geometry svg:viewBox="0 0 88 21600" draw:glue-points="44 ?f6 44 0 0 10800 44 21600 88 10800" draw:text-areas="0 ?f6 88 ?f3" draw:type="can" draw:modifiers="1034.3415649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svg:x1="16.1cm" svg:y1="2.85cm" svg:x2="10.691cm" svg:y2="3.644cm" draw:start-shape="id3" draw:start-glue-point="3" draw:end-shape="id1" draw:end-glue-point="0" svg:d="m16100 2850h-5409v794">
          <text:p/>
        </draw:connector>
        <draw:connector draw:style-name="gr4" draw:text-style-name="P1" draw:layer="layout" svg:x1="18.5cm" svg:y1="3.6cm" svg:x2="18.499cm" svg:y2="6.901cm" draw:start-shape="id3" draw:start-glue-point="2" draw:end-shape="id4" draw:end-glue-point="4" svg:d="m18500 3600v1601h-1v1700">
          <text:p/>
        </draw:connector>
        <draw:connector draw:style-name="gr4" draw:text-style-name="P1" draw:layer="layout" svg:x1="17.3cm" svg:y1="3.6cm" svg:x2="9.401cm" svg:y2="8.301cm" draw:start-shape="id3" draw:start-glue-point="8" draw:end-shape="id5" draw:end-glue-point="4" svg:d="m17300 3600v2350h-7899v2351">
          <text:p/>
        </draw:connector>
        <draw:connector draw:style-name="gr4" draw:text-style-name="P1" draw:layer="layout" draw:line-skew="-1.097cm" svg:x1="15.2cm" svg:y1="7.55cm" svg:x2="8.098cm" svg:y2="10.748cm" draw:start-shape="id4" draw:start-glue-point="3" draw:end-shape="id6" draw:end-glue-point="3" svg:d="m15200 7550h-8700v3198h15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4-04-15T09:04:04</dc:date>
    <dc:creator>prichard </dc:creator>
    <meta:editing-duration>PT2M33S</meta:editing-duration>
    <meta:editing-cycles>3</meta:editing-cycles>
    <meta:generator>LibreOffice/3.5$Linux_X86_64 LibreOffice_project/350m1$Build-2</meta:generator>
    <meta:document-statistic meta:object-count="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